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a92b" officeooo:paragraph-rsid="000ca92b"/>
    </style:style>
    <style:style style:name="P2" style:family="paragraph" style:parent-style-name="Standard">
      <style:text-properties style:font-name="DejaVu Sans Mono" fo:font-size="14pt" officeooo:rsid="000ca92b" style:font-size-asian="14pt" style:font-size-complex="14pt"/>
    </style:style>
    <style:style style:name="P3" style:family="paragraph" style:parent-style-name="Standard">
      <style:text-properties style:font-name="DejaVu Sans Mono" fo:font-size="14pt" officeooo:rsid="000ca92b" officeooo:paragraph-rsid="000ca92b" style:font-size-asian="14pt" style:font-size-complex="14pt"/>
    </style:style>
    <style:style style:name="P4" style:family="paragraph" style:parent-style-name="Standard">
      <style:text-properties style:font-name="DejaVu Sans Mono" fo:font-size="14pt" officeooo:rsid="000ca92b" officeooo:paragraph-rsid="000ce448" style:font-size-asian="14pt" style:font-size-complex="14pt"/>
    </style:style>
    <style:style style:name="P5" style:family="paragraph" style:parent-style-name="Standard">
      <style:text-properties style:font-name="DejaVu Sans Mono" fo:font-size="14pt" officeooo:rsid="000c71df" style:font-size-asian="14pt" style:font-size-complex="14pt"/>
    </style:style>
    <style:style style:name="P6" style:family="paragraph" style:parent-style-name="Standard">
      <style:text-properties style:font-name="DejaVu Sans Mono" fo:font-size="14pt" officeooo:rsid="000c71df" officeooo:paragraph-rsid="000c71df" style:font-size-asian="14pt" style:font-size-complex="14pt"/>
    </style:style>
    <style:style style:name="P7" style:family="paragraph" style:parent-style-name="Standard">
      <style:text-properties style:font-name="DejaVu Sans Mono" fo:font-size="14pt" officeooo:paragraph-rsid="000ca92b" style:font-size-asian="14pt" style:font-size-complex="14pt"/>
    </style:style>
    <style:style style:name="P8" style:family="paragraph" style:parent-style-name="Standard">
      <style:text-properties style:font-name="DejaVu Sans Mono" fo:font-size="14pt" officeooo:rsid="000ce448" officeooo:paragraph-rsid="000ce448" style:font-size-asian="14pt" style:font-size-complex="14pt"/>
    </style:style>
    <style:style style:name="P9" style:family="paragraph" style:parent-style-name="Standard">
      <style:text-properties style:font-name="DejaVu Sans Mono" fo:font-size="14pt" officeooo:paragraph-rsid="000ce448" style:font-size-asian="14pt" style:font-size-complex="14pt"/>
    </style:style>
    <style:style style:name="P10" style:family="paragraph" style:parent-style-name="Standard">
      <style:text-properties style:font-name="DejaVu Sans Mono" fo:font-size="14pt" officeooo:rsid="000d717a" officeooo:paragraph-rsid="000d717a" style:font-size-asian="14pt" style:font-size-complex="14pt"/>
    </style:style>
    <style:style style:name="P11" style:family="paragraph" style:parent-style-name="Standard">
      <style:text-properties style:font-name="DejaVu Sans Mono" fo:font-size="14pt" officeooo:rsid="000e042c" officeooo:paragraph-rsid="000e042c" style:font-size-asian="14pt" style:font-size-complex="14pt"/>
    </style:style>
    <style:style style:name="P12" style:family="paragraph" style:parent-style-name="Standard">
      <style:text-properties style:font-name="DejaVu Sans Mono" fo:font-size="14pt" officeooo:rsid="000e6e32" officeooo:paragraph-rsid="000e6e32" style:font-size-asian="14pt" style:font-size-complex="14pt"/>
    </style:style>
    <style:style style:name="T1" style:family="text">
      <style:text-properties officeooo:rsid="000ca92b"/>
    </style:style>
    <style:style style:name="T2" style:family="text">
      <style:text-properties fo:color="#2e2706" style:font-name="DejaVu Sans Mono" fo:font-size="14pt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officeooo:rsid="000ce448"/>
    </style:style>
    <style:style style:name="T4" style:family="text">
      <style:text-properties style:font-name="DejaVu Sans Mono" fo:font-size="14pt" style:font-size-asian="14pt" style:font-size-complex="14pt"/>
    </style:style>
    <style:style style:name="T5" style:family="text">
      <style:text-properties fo:color="#c9211e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сладй</text:p>
      <text:p text:style-name="P5">Здравствуйте я Корецкий Алексей Олегович ученик инженерного класса девятой параллели гимназии номер 16 французская города Новосибирска представляю свой проект под названием стоп-стресс <text:s text:c="2"/>на направление нейротехнологии и природоподобные технологии</text:p>
      <text:p text:style-name="P2"/>
      <text:p text:style-name="P1"><text:span text:style-name="T4">Стресс является частью повседневной жизнью современного человека, т. к. мы живем в изменчивой городской среде, и организм вынужден все время адаптироватся к новым условиям. А </text:span><text:span text:style-name="Strong_20_Emphasis"><text:span text:style-name="T2">Стресс негативно сказывается на качестве жизни.</text:span></text:span></text:p>
      <text:p text:style-name="P1"><text:span text:style-name="Strong_20_Emphasis"><text:span text:style-name="T2"/></text:span></text:p>
      <text:p text:style-name="P6"><text:span text:style-name="T1">проблемма: </text:span>высокая стрессогенность среды, при которой человеку трудно приспосабливаться</text:p>
      <text:p text:style-name="P6"/>
      <text:p text:style-name="P7"><text:span text:style-name="T1">цель: </text:span>разработать программно-аппаратное решение (ПАР), основанное на биологической обратной связи (БОС) для снижение уровня стресса.</text:p>
      <text:p text:style-name="P7"/>
      <text:p text:style-name="P3">2. сладй</text:p>
      <text:p text:style-name="P3"><text:s/>Прежде чем разрабатывать что-то новое, был проведён анализ существующих аналогов.</text:p>
      <text:p text:style-name="P3"/>
      <text:p text:style-name="P3">Краткая сравнительная таблица представлена на слайде.</text:p>
      <text:p text:style-name="P4">Моё решение отличается методом определения уровня стресса, а так же примитивностью устройства, <text:span text:style-name="T3">вследствии чего низкая цена. </text:span></text:p>
      <text:p text:style-name="P4"><text:span text:style-name="T3">Поэтому я решил, что стоит продолжить работу над проектом.</text:span></text:p>
      <text:p text:style-name="P8">3.слайд</text:p>
      <text:p text:style-name="P8">Теперь концептуальная схема роботы программно-аппаратного комплекса. Она представлена на сслайде.</text:p>
      <text:p text:style-name="P8"/>
      <text:p text:style-name="P9"><text:span text:style-name="T3">На ресурсе </text:span>Национальн<text:span text:style-name="T3">ого</text:span> центр<text:span text:style-name="T3">а</text:span> биотехнологической информации США <text:span text:style-name="T3">я нашел исследования показывающие, что температура кончиков пальцев, и напряжение лобных мышц могут <text:s/>быть использованы, как маркер, говорящий о некотором уровне стресса.</text:span></text:p>
      <text:p text:style-name="P10">Таким образом я могу визуализировать пользователю его состояние. И благодаря механизму БОС, мы можем уменьшить уровень стресса. Таким образом круг замыкается.</text:p>
      <text:p text:style-name="P10"/>
      <text:p text:style-name="P10"><text:soft-page-break/>благодаря участию в апробации программно-аппаратного комплекса ПАК ЮНИор,бы <text:s/>я имел аппаратную основу, чтобы сосредоточиться на разработки программного обесп<text:span text:style-name="T5">Е</text:span>ч<text:span text:style-name="T5">Е</text:span>ния.</text:p>
      <text:p text:style-name="P10"/>
      <text:p text:style-name="P10">Теперь я бы хотел продемонстрировать работу моего ПАР…</text:p>
      <text:p text:style-name="P10"/>
      <text:p text:style-name="P10">сейчас на мне подключены датчики ЭМГ и температуры, и программа визуализирует эти параметры. На экране в зависимости от напряжения мышц изменяется погода(мышцы напряжены пасмурно — буря), а от температуры природная зона(от арктики до тропиков в соответствии с повышением температуры)</text:p>
      <text:p text:style-name="P10">Также пользователдь может установить пороговые значения под себы...(показываю окно настройки)</text:p>
      <text:p text:style-name="P10"/>
      <text:p text:style-name="P10">Во время сеанся состояние человека и программы записываються в таблицу с метками времяни с дальнейшим доступом для анализа</text:p>
      <text:p text:style-name="P10"/>
      <text:p text:style-name="P10">Сеанс завершается когда на экране тропики и яная погода</text:p>
      <text:p text:style-name="P10"/>
      <text:p text:style-name="P10">Также сохранённые данные можно использовать в новых сессиях, сверху справа отображается ваше состояние на прошлом сеансе</text:p>
      <text:p text:style-name="P10"/>
      <text:p text:style-name="P10">таким образом можно соревноватся с самим собой</text:p>
      <text:p text:style-name="P11"/>
      <text:p text:style-name="P11">4. После разработки ПО я начал разрабатывать своё устройство</text:p>
      <text:p text:style-name="P11"/>
      <text:p text:style-name="P11"/>
      <text:p text:style-name="P11">5. На данный момент разработан ПАР для понижения уровня стресса, но он требует апробации(она планировалась на март-апрель, но возможно её придется перенести на неопредёлённое ссрок)</text:p>
      <text:p text:style-name="P11">на слайде представлены сохранённые тестовые сеансы</text:p>
      <text:p text:style-name="P11">А также собранное устройство на макетной плате и в собранном виде.</text:p>
      <text:p text:style-name="P11">6.Также хочется высказать особую лагодарность людям которые помогали мне в работе над проектом, где-то советом, толчком, объяснением,критикой и моральной поддержкой.</text:p>
      <text:p text:style-name="P11"><text:soft-page-break/>Спасибо моим руководителям</text:p>
      <text:p text:style-name="P11">Спасибо замечательным экспертам, которые не только помогали освоиться в своём направлении, но и выстраивали понимание работы над проектом в целом.</text:p>
      <text:p text:style-name="P11">Спасибо сотрудникам лаборатории Инжевика, благодая им я начал заниматься нейротехнологиями</text:p>
      <text:p text:style-name="P11">Спасибо организации Комсиб за предоставления ПАР ПакЮниор</text:p>
      <text:p text:style-name="P12">Спасибо большое моим друзьям, родным и всем,всем,всем, скем хоть както я говорил о своём проект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2:33:34.889140071</meta:creation-date>
    <dc:date>2020-03-27T03:36:27.676586925</dc:date>
    <meta:editing-duration>PT2M35S</meta:editing-duration>
    <meta:editing-cycles>1</meta:editing-cycles>
    <meta:document-statistic meta:table-count="0" meta:image-count="0" meta:object-count="0" meta:page-count="3" meta:paragraph-count="32" meta:word-count="439" meta:character-count="3393" meta:non-whitespace-character-count="2978"/>
    <meta:generator>LibreOffice/6.2.8.2$Linux_X86_64 LibreOffice_project/20$Build-2</meta:generator>
  </office:meta>
</office:document-meta>
</file>